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2ab34" officeooo:paragraph-rsid="0002ab34"/>
    </style:style>
    <style:style style:name="P2" style:family="paragraph" style:parent-style-name="Standard">
      <style:text-properties style:text-underline-style="solid" style:text-underline-width="auto" style:text-underline-color="font-color" fo:font-weight="bold" officeooo:rsid="0002ab34" officeooo:paragraph-rsid="0002ab34" style:font-weight-asian="bold" style:font-weight-complex="bold"/>
    </style:style>
    <style:style style:name="P3" style:family="paragraph" style:parent-style-name="Standard">
      <style:text-properties officeooo:rsid="00033a8b" officeooo:paragraph-rsid="00033a8b"/>
    </style:style>
    <style:style style:name="P4" style:family="paragraph" style:parent-style-name="Standard">
      <style:text-properties officeooo:rsid="00035972" officeooo:paragraph-rsid="00035972"/>
    </style:style>
    <style:style style:name="P5" style:family="paragraph" style:parent-style-name="Standard">
      <style:text-properties officeooo:rsid="00048c77" officeooo:paragraph-rsid="00048c77"/>
    </style:style>
    <style:style style:name="P6" style:family="paragraph" style:parent-style-name="Standard">
      <style:text-properties officeooo:rsid="00049e8d" officeooo:paragraph-rsid="00049e8d"/>
    </style:style>
    <style:style style:name="P7" style:family="paragraph" style:parent-style-name="Standard">
      <style:text-properties officeooo:rsid="000668f9" officeooo:paragraph-rsid="000668f9"/>
    </style:style>
    <style:style style:name="P8" style:family="paragraph" style:parent-style-name="Standard">
      <style:text-properties officeooo:rsid="0007985d" officeooo:paragraph-rsid="0007985d"/>
    </style:style>
    <style:style style:name="P9" style:family="paragraph" style:parent-style-name="Standard">
      <style:text-properties officeooo:rsid="00097796" officeooo:paragraph-rsid="00097796"/>
    </style:style>
    <style:style style:name="P10" style:family="paragraph" style:parent-style-name="Standard">
      <style:text-properties officeooo:rsid="000a98c1" officeooo:paragraph-rsid="000a98c1"/>
    </style:style>
    <style:style style:name="P11" style:family="paragraph" style:parent-style-name="Standard">
      <style:text-properties officeooo:rsid="000df4ce" officeooo:paragraph-rsid="000df4ce"/>
    </style:style>
    <style:style style:name="P12" style:family="paragraph" style:parent-style-name="Standard">
      <style:text-properties officeooo:rsid="000e841a" officeooo:paragraph-rsid="000e841a"/>
    </style:style>
    <style:style style:name="P13" style:family="paragraph" style:parent-style-name="Standard">
      <style:text-properties officeooo:rsid="000e841a" officeooo:paragraph-rsid="000e841a"/>
    </style:style>
    <style:style style:name="P14" style:family="paragraph" style:parent-style-name="Standard">
      <style:text-properties officeooo:rsid="000e841a" officeooo:paragraph-rsid="00113caf"/>
    </style:style>
    <style:style style:name="P15" style:family="paragraph" style:parent-style-name="Standard">
      <style:text-properties officeooo:rsid="00113caf" officeooo:paragraph-rsid="00113caf"/>
    </style:style>
    <style:style style:name="P16" style:family="paragraph" style:parent-style-name="Standard">
      <style:text-properties officeooo:rsid="0011b72d" officeooo:paragraph-rsid="0011b72d"/>
    </style:style>
    <style:style style:name="P17" style:family="paragraph" style:parent-style-name="Standard">
      <style:text-properties officeooo:rsid="0012079d" officeooo:paragraph-rsid="0012079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officeooo:rsid="00033a8b"/>
    </style:style>
    <style:style style:name="T4" style:family="text">
      <style:text-properties officeooo:rsid="00048c77"/>
    </style:style>
    <style:style style:name="T5" style:family="text">
      <style:text-properties officeooo:rsid="00049e8d"/>
    </style:style>
    <style:style style:name="T6" style:family="text">
      <style:text-properties officeooo:rsid="000b7c0d"/>
    </style:style>
    <style:style style:name="T7" style:family="text">
      <style:text-properties officeooo:rsid="000ca880"/>
    </style:style>
    <style:style style:name="T8" style:family="text">
      <style:text-properties officeooo:rsid="000d8f6d"/>
    </style:style>
    <style:style style:name="T9" style:family="text">
      <style:text-properties officeooo:rsid="00113caf"/>
    </style:style>
    <style:style style:name="T10" style:family="text">
      <style:text-properties officeooo:rsid="0011b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M</text:span> : Une machine virtuel est un environnement virtuel qui execute son propre systeme d'exploitation sur une machine physique. <text:span text:style-name="T6">un logiciel de virtualisation creer une couche entre le materiel physique et l'os qui s'execute dans la vm </text:span></text:p>
      <text:p text:style-name="P1"/>
      <text:p text:style-name="P2">avantage vm : <text:span text:style-name="T2">tester un nouvel os, developper un logiciel dans un autre os, se servir d'un logiciel quine tourne pas sur l'os de base, avoir plusieur os sans avoir besoin de plusieur ordinateur.</text:span></text:p>
      <text:p text:style-name="P1"/>
      <text:p text:style-name="P1"><text:span text:style-name="T1">hyperviseur</text:span> : logiciel qui cree et gere les vm. il permet a plusieur os de partager un seu<text:span text:style-name="T4">l</text:span> hote physique. </text:p>
      <text:p text:style-name="P1"/>
      <text:p text:style-name="P1"><text:span text:style-name="T1">SSH</text:span> : (secure shell) methode d'authentification utiliser pour acceder a une connexion chiffre entre des systemes<text:span text:style-name="T3"> et pouvoir communiquer a distance </text:span></text:p>
      <text:p text:style-name="P1"/>
      <text:p text:style-name="P3"><text:span text:style-name="T1">LVM</text:span> : (logical volume manager) creation et gestion de volume. si une partition a besoin de plus de place on lui en donne automatiquement<text:span text:style-name="T8">. redimensionne les volume logique en fonction des besoin sans perdre les donnees. </text:span></text:p>
      <text:p text:style-name="P3"/>
      <text:p text:style-name="P4"><text:span text:style-name="T1">debian</text:span> : plus ancienne distribution linux, elle est stable securiser et flexible. <text:s/>3 a 5 ans entre chaque version stable. <text:span text:style-name="T6">polyvalent</text:span></text:p>
      <text:p text:style-name="P4"/>
      <text:p text:style-name="P4"><text:span text:style-name="T1">rocky</text:span> : vient de redhat, plus adapter au utilisateur de serveur et aux entreprise. 10 ans entre chaque version stable. </text:p>
      <text:p text:style-name="P4"/>
      <text:p text:style-name="P4"><text:span text:style-name="T1">apt</text:span> : <text:span text:style-name="T4">(advanced packaging tool) </text:span>outil de gestion des paquets. resout automatiquement les dependance et les conflits. <text:s/>uniquement en ligne de commande. simple</text:p>
      <text:p text:style-name="P4"/>
      <text:p text:style-name="P4"><text:span text:style-name="T1">aptitude</text:span> : meme chose que apt mais interface visuel, plus d'option, plus puissant dans le getion des conflit. </text:p>
      <text:p text:style-name="P4"/>
      <text:p text:style-name="P5"><text:span text:style-name="T1">SELinux</text:span> : (Security Enhanced linux) renforce la securite des systeme linux en imposant des politique de securite tres strict sur l'acces au ressource du systeme (fichier, processuce, port). <text:span text:style-name="T5">gere ce qu'un pocessus peut executer ou non independament des permissions du systeme de fichier qui sont gerer par l'utilisateur ou les groupes. </text:span></text:p>
      <text:p text:style-name="P5"/>
      <text:p text:style-name="P6"><text:span text:style-name="T1">AppArmor</text:span> : (application armor) comme SELinux mais il utilise des profils pour chaque application pour definir ce qu'elle peut faire ou non sur le systeme </text:p>
      <text:p text:style-name="P6"/>
      <text:p text:style-name="P7"><text:span text:style-name="T1">port</text:span> : permet de definir un canal de communication pour echanger des donnees entre des systemes ou des application au sein du reseau </text:p>
      <text:p text:style-name="P7"/>
      <text:p text:style-name="P7"><text:span text:style-name="T1">UFW</text:span> : (uncomplicated firewall) outil de gestion des pare-feu pour linux. fonctionne en filtrant les connexion reseau entrante et sortante en fonction des regle definit par l'administrateur<text:span text:style-name="T7">. Il protege contre les acces non autoriser</text:span></text:p>
      <text:p text:style-name="P7"/>
      <text:p text:style-name="P7"><text:span text:style-name="T1">sudo</text:span> : (SuperUser DO) permet a un utilisateur d'executer une commande avec les privilege d'un autre utilisateur, souvent l'administrateur du systeme</text:p>
      <text:p text:style-name="P7"/>
      <text:p text:style-name="P8"><text:span text:style-name="T1">root</text:span> : utilisateur ayant les droit d'administration complet </text:p>
      <text:p text:style-name="P8"/>
      <text:p text:style-name="P8"><text:span text:style-name="T1">TTY</text:span> : (TeleTYpewriter) type d'interface qui permet a un utilisateur d'interagire avec un systeme informatique </text:p>
      <text:p text:style-name="P8"/>
      <text:p text:style-name="P9"><text:soft-page-break/><text:span text:style-name="T1">kernel</text:span> : c'est le noyau, la partie central de l'os qui gere les interactions entre le materiel et le logiciel</text:p>
      <text:p text:style-name="P9"/>
      <text:p text:style-name="P9"><text:span text:style-name="T1">MAC</text:span> : (Media Access Control) <text:s/>gere l'acces au media de transmission dans un reseau local <text:s/>comme une connexion wifi</text:p>
      <text:p text:style-name="P9"/>
      <text:p text:style-name="P10"><text:span text:style-name="T1">IPv4</text:span> : (internet protocol version 4) identifie de maniere unique chaque appareil connecter a un reseau </text:p>
      <text:p text:style-name="P10"/>
      <text:p text:style-name="P10"><text:span text:style-name="T1">cron</text:span> : utilitaire utiliser pour executer des tache a des moments specifique </text:p>
      <text:p text:style-name="P10"/>
      <text:p text:style-name="P11"><text:span text:style-name="T1">GID</text:span> : quand on creer un groupe avec sudo addgroup on a un gid qui est l'id du groupe </text:p>
      <text:p text:style-name="P11"/>
      <text:p text:style-name="P12"><text:span text:style-name="T1">openSSH</text:span> : outil pour etablir la conection ss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ARCH</text:p>
      <text:p text:style-name="P14">arch=$(uname -a)<text:span text:style-name="T9"> </text:span></text:p>
      <text:p text:style-name="P14"><text:span text:style-name="T9">// a c'est pour all, affiche toutes les info</text:span></text:p>
      <text:p text:style-name="P12"/>
      <text:p text:style-name="P12"># CPU PHYSICAL</text:p>
      <text:p text:style-name="P14">cpuf=$(grep "physical id" /proc/cpuinfo | wc -l)<text:span text:style-name="T9"> </text:span></text:p>
      <text:p text:style-name="P14"><text:span text:style-name="T9">// grep pour chercher, wc pour compter, -l pour compter que les ligne</text:span></text:p>
      <text:p text:style-name="P12"/>
      <text:p text:style-name="P12"># CPU VIRTUAL</text:p>
      <text:p text:style-name="P12">cpuv=$(grep "processor" /proc/cpuinfo | wc -l)</text:p>
      <text:p text:style-name="P15">// meme chose mais on compte que les ligne ou y a processor comme on veut cpu virtual</text:p>
      <text:p text:style-name="P15"/>
      <text:p text:style-name="P12"># RAM</text:p>
      <text:p text:style-name="P12">ram_total=$(free --mega | awk '$1 == "Mem:" {print $2}')</text:p>
      <text:p text:style-name="P12">ram_use=$(free --mega | awk '$1 == "Mem:" {print $3}')</text:p>
      <text:p text:style-name="P12">ram_percent=$(free --mega | awk '$1 == "Mem:" {printf("%.2f<text:span text:style-name="T10">%%</text:span>"), $3/$2*100}')</text:p>
      <text:p text:style-name="P15">//free affiche l'utilisation de la memoire, mega permet d'afficher en megaoctet</text:p>
      <text:p text:style-name="P15">//avec awk on cherche mem et qund on trouve on print le 2eme ou 3eme mot</text:p>
      <text:p text:style-name="P16">//2f pour 2 decimal, </text:p>
      <text:p text:style-name="P12"/>
      <text:p text:style-name="P12"># DISK</text:p>
      <text:p text:style-name="P12">disk_total=$(df -m | grep "/dev/" | grep -v "/boot" | awk '{disk_t += $2} END {printf ("%.1fGb\n"), disk_t/1024}')</text:p>
      <text:p text:style-name="P12">disk_use=$(df -m | grep "/dev/" | grep -v "/boot" | awk '{disk_u += $3} END {print disk_u}')</text:p>
      <text:p text:style-name="P12">disk_percent=$(df -m | grep "/dev/" | grep -v "/boot" | awk '{disk_u += $3} {disk_t+= $2} END {printf("%d"), disk_u/disk_t*100}')</text:p>
      <text:p text:style-name="P16">// df c'est pour disk filesysteme, pour afficher la memoire occuper et dispo</text:p>
      <text:p text:style-name="P16">//-v c'est pour prendre les phrase qui contienne boot</text:p>
      <text:p text:style-name="P16">// on divise par 1024 pour passer en Gb</text:p>
      <text:p text:style-name="P12"/>
      <text:p text:style-name="P12"># CPU LOAD</text:p>
      <text:p text:style-name="P12">cpul=$(vmstat 1 2 | tail -1 | awk '{printf $15}')</text:p>
      <text:p text:style-name="P12">cpu_op=$(expr 100 - $cpul)</text:p>
      <text:p text:style-name="P12">cpu_fin=$(printf "%.1f" $cpu_op)</text:p>
      <text:p text:style-name="P12"/>
      <text:p text:style-name="P12"># LAST BOOT</text:p>
      <text:p text:style-name="P12">lb=$(who -b | awk '$1 == "system" {print $3 " " $4}')</text:p>
      <text:p text:style-name="P16">// who -b pour avoir l'heur du dernier reboot </text:p>
      <text:p text:style-name="P12"/>
      <text:p text:style-name="P12"># LVM USE</text:p>
      <text:p text:style-name="P12">lvmu=$(if [ $(lsblk | grep "lvm" | wc -l) -gt 0 ]; then echo yes; else echo no; fi)</text:p>
      <text:p text:style-name="P16">//lsblk pour deja voir si lvm est actif</text:p>
      <text:p text:style-name="P16">//fi marque la fin d'un if </text:p>
      <text:p text:style-name="P12"/>
      <text:p text:style-name="P12"># TCP CONNEXIONS</text:p>
      <text:p text:style-name="P12">tcpc=$(ss -ta | grep ESTAB | wc -l)</text:p>
      <text:p text:style-name="P16">//ss affiche les info sur les connexion reseau</text:p>
      <text:p text:style-name="P16">//on filtre avec ta pour avoir que les TCP</text:p>
      <text:p text:style-name="P12"/>
      <text:p text:style-name="P12"># USER LOG</text:p>
      <text:p text:style-name="P12">ulog=$(users | wc -w)</text:p>
      <text:p text:style-name="P16"><text:soft-page-break/>//wc -w pour </text:p>
      <text:p text:style-name="P12"/>
      <text:p text:style-name="P12"># NETWORK</text:p>
      <text:p text:style-name="P12">ip=$(hostname -I)</text:p>
      <text:p text:style-name="P12">mac=$(ip link | grep "link/ether" | awk '{print $2}')</text:p>
      <text:p text:style-name="P12"/>
      <text:p text:style-name="P12"># SUDO</text:p>
      <text:p text:style-name="P12">cmnd=$(journalctl _COMM=sudo | grep COMMAND | wc -l)</text:p>
      <text:p text:style-name="P16">//journalctl colecte les log du systeme </text:p>
      <text:p text:style-name="P17">//_COMM c'est les script executable </text:p>
      <text:p text:style-name="P12"/>
      <text:p text:style-name="P12">wall "<text:tab/>Architecture: $arch</text:p>
      <text:p text:style-name="P12"><text:tab/>CPU physical: $cpuf</text:p>
      <text:p text:style-name="P12"><text:tab/>vCPU: $cpuv</text:p>
      <text:p text:style-name="P12"><text:tab/>Memory Usage: $ram_use/${ram_total}MB ($ram_percent%)</text:p>
      <text:p text:style-name="P12"><text:tab/>Disk Usage: $disk_use/${disk_total} ($disk_percent%)</text:p>
      <text:p text:style-name="P12"><text:tab/>CPU load: $cpu_fin%</text:p>
      <text:p text:style-name="P12"><text:tab/>Last boot: $lb</text:p>
      <text:p text:style-name="P12"><text:tab/>LVM use: $lvmu</text:p>
      <text:p text:style-name="P12"><text:tab/>Connections TCP: $tcpc ESTABLISHED</text:p>
      <text:p text:style-name="P12"><text:tab/>User log: $ulog</text:p>
      <text:p text:style-name="P12"><text:tab/>Network: IP $ip ($mac)</text:p>
      <text:p text:style-name="P12"><text:tab/>Sudo: $cmnd cm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5:42:57.370695989</meta:creation-date>
    <dc:date>2024-12-05T21:22:47.611560228</dc:date>
    <meta:editing-duration>PT1H19M26S</meta:editing-duration>
    <meta:editing-cycles>4</meta:editing-cycles>
    <meta:generator>LibreOffice/7.3.7.2$Linux_X86_64 LibreOffice_project/30$Build-2</meta:generator>
    <meta:document-statistic meta:table-count="0" meta:image-count="0" meta:object-count="0" meta:page-count="4" meta:paragraph-count="82" meta:word-count="906" meta:character-count="5424" meta:non-whitespace-character-count="4566"/>
  </office:meta>
</office:document-meta>
</file>